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0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</style:style>
    <style:style style:name="ce1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13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direction="ltr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nno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float" office:value="1998" calcext:value-type="float">
            <text:p>1998</text:p>
          </table:table-cell>
          <table:table-cell table:style-name="ce10" office:value-type="float" office:value="1999" calcext:value-type="float">
            <text:p>1999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 office:value-type="float" office:value="2002" calcext:value-type="float">
            <text:p>2002</text:p>
          </table:table-cell>
          <table:table-cell table:style-name="ce10" office:value-type="float" office:value="2003" calcext:value-type="float">
            <text:p>2003</text:p>
          </table:table-cell>
          <table:table-cell table:style-name="ce10" office:value-type="float" office:value="2004" calcext:value-type="float">
            <text:p>2004</text:p>
          </table:table-cell>
          <table:table-cell table:style-name="ce12" office:value-type="float" office:value="2005" calcext:value-type="float">
            <text:p>2005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acciaio</text:p>
          </table:table-cell>
          <table:table-cell table:style-name="ce11" office:value-type="float" office:value="66.6" calcext:value-type="float">
            <text:p>66,6</text:p>
          </table:table-cell>
          <table:table-cell table:style-name="ce11" office:value-type="float" office:value="84.9" calcext:value-type="float">
            <text:p>84,9</text:p>
          </table:table-cell>
          <table:table-cell table:style-name="ce11" office:value-type="float" office:value="88.6" calcext:value-type="float">
            <text:p>88,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6.8" calcext:value-type="float">
            <text:p>96,8</text:p>
          </table:table-cell>
          <table:table-cell table:style-name="ce11" office:value-type="float" office:value="93.2" calcext:value-type="float">
            <text:p>93,2</text:p>
          </table:table-cell>
          <table:table-cell table:style-name="ce11" office:value-type="float" office:value="111.6" calcext:value-type="float">
            <text:p>111,6</text:p>
          </table:table-cell>
          <table:table-cell table:style-name="ce11" office:value-type="float" office:value="88.3" calcext:value-type="float">
            <text:p>88,3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float" office:value="115.2" calcext:value-type="float">
            <text:p>115,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Covarianza</text:p>
          </table:table-cell>
          <table:table-cell table:style-name="ce12" table:formula="of:=COVAR([.B3:.K3];[.B4:.K4])" office:value-type="float" office:value="37.89" calcext:value-type="float">
            <text:p>37,89</text:p>
          </table:table-cell>
          <table:table-cell table:style-name="ce18"/>
          <table:table-cell table:style-name="ce20" office:value-type="string" calcext:value-type="string" table:number-columns-spanned="6" table:number-rows-spanned="1">
            <text:p>La covarianza è maggiore di zero per cui i dati sono correlati positivamente.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4" office:value-type="string" calcext:value-type="string">
            <text:p>Pearson</text:p>
          </table:table-cell>
          <table:table-cell table:style-name="ce13" table:formula="of:=PEARSON([.B3:.K3];[.B4:.K4])" office:value-type="float" office:value="0.843142827088178" calcext:value-type="float">
            <text:p>0,843142827088178</text:p>
          </table:table-cell>
          <table:table-cell/>
          <table:table-cell table:style-name="ce21" office:value-type="string" calcext:value-type="string" table:number-columns-spanned="12" table:number-rows-spanned="1">
            <text:p>Il valore assoluto del coeff. di Pearson è vicino a 1 per cui i valori sono vicini a quelli della retta di regressione.</text:p>
          </table:table-cell>
          <table:covered-table-cell table:number-columns-repeated="7" table:style-name="ce22"/>
          <table:covered-table-cell table:number-columns-repeated="4"/>
          <table:table-cell table:number-columns-repeated="1009"/>
        </table:table-row>
        <table:table-row table:style-name="ro2">
          <table:table-cell table:number-columns-repeated="3"/>
          <table:table-cell table:style-name="ce20" office:value-type="string" calcext:value-type="string">
            <text:p>Possiamo dedurre che la retta è ascendente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Retta di regressione</text:p>
          </table:table-cell>
          <table:table-cell table:style-name="ce14" office:value-type="string" calcext:value-type="string">
            <text:p>m</text:p>
          </table:table-cell>
          <table:table-cell table:style-name="ce19"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11" table:formula="of:=SLOPE([.B4:.K4];[.B3:.K3])" office:value-type="float" office:value="4.59272727272727" calcext:value-type="float">
            <text:p>4,59272727272727</text:p>
          </table:table-cell>
          <table:table-cell table:style-name="ce13" table:formula="of:=INTERCEPT([.B4:.K4];[.B3:.K3])" office:value-type="float" office:value="-9093.73090909091" calcext:value-type="float">
            <text:p>-9093,7309090909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ev.Stand.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. chiavette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/>
          <table:table-cell table:style-name="ce14" office:value-type="string" calcext:value-type="string">
            <text:p>&gt;2200</text:p>
          </table:table-cell>
          <table:table-cell table:style-name="ce19" office:value-type="string" calcext:value-type="string">
            <text:p>1800&lt;x&lt;2200</text:p>
          </table:table-cell>
          <table:table-cell/>
          <table:table-cell table:style-name="ce7"/>
          <table:table-cell table:style-name="ce14" office:value-type="string" calcext:value-type="string">
            <text:p>&gt;2200</text:p>
          </table:table-cell>
          <table:table-cell table:style-name="ce19" office:value-type="string" calcext:value-type="string">
            <text:p>1800&lt;x&lt;22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robabilità</text:p>
          </table:table-cell>
          <table:table-cell table:style-name="ce11" table:formula="of:=1-[.B28]" office:value-type="float" office:value="0.158655253931457" calcext:value-type="float">
            <text:p>0,158655253931457</text:p>
          </table:table-cell>
          <table:table-cell table:style-name="ce13" table:formula="of:=[.B28]-[.B27]" office:value-type="float" office:value="0.682689492137086" calcext:value-type="float">
            <text:p>0,682689492137086</text:p>
          </table:table-cell>
          <table:table-cell/>
          <table:table-cell table:style-name="ce4" office:value-type="string" calcext:value-type="string">
            <text:p>N.chiavette</text:p>
          </table:table-cell>
          <table:table-cell table:style-name="ce11" table:formula="of:=[.B21]*[.B24]" office:value-type="float" office:value="79.3276269657285" calcext:value-type="float">
            <text:p>79,3276269657285</text:p>
          </table:table-cell>
          <table:table-cell table:style-name="ce13" table:formula="of:=[.B21]*[.C24]" office:value-type="float" office:value="341.344746068543" calcext:value-type="float">
            <text:p>341,344746068543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istrib.Norm(1800)</text:p>
          </table:table-cell>
          <table:table-cell table:formula="of:=COM.MICROSOFT.NORM.DIST(1800;[.B19];[.B20];1)" office:value-type="float" office:value="0.158655253931457" calcext:value-type="float">
            <text:p>0,158655253931457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Distrib.Norm(2200)</text:p>
          </table:table-cell>
          <table:table-cell table:style-name="ce17" table:formula="of:=COM.MICROSOFT.NORM.DIST(2200;[.B19];[.B20];1)" office:value-type="float" office:value="0.841344746068543" calcext:value-type="float">
            <text:p>0,841344746068543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6:47:00.383376302</meta:creation-date>
    <meta:generator>LibreOffice/7.1.0.3$Linux_X86_64 LibreOffice_project/10$Build-3</meta:generator>
    <dc:date>2021-02-15T17:07:51.005275624</dc:date>
    <meta:editing-duration>PT20M37S</meta:editing-duration>
    <meta:editing-cycles>27</meta:editing-cycles>
    <meta:document-statistic meta:table-count="1" meta:cell-count="56" meta:object-count="0"/>
  </office:meta>
</office:document-meta>
</file>